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E97132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  <style:text-properties fo:color="#E97132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thin solid #000000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table:style-name="ce1"/>
          <table:table-cell office:value-type="string" table:style-name="ce6">
            <text:p>MTB</text:p>
          </table:table-cell>
          <table:table-cell table:style-name="ce7"/>
          <table:table-cell office:value-type="string" table:style-name="ce6">
            <text:p>TALVI</text:p>
          </table:table-cell>
          <table:table-cell table:style-name="ce7"/>
          <table:table-cell office:value-type="string" table:style-name="ce2">
            <text:p>GRAVE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Tiedosto</text:p>
          </table:table-cell>
          <table:table-cell office:value-type="string" table:style-name="ce11">
            <text:p>Otsikko</text:p>
          </table:table-cell>
          <table:table-cell office:value-type="string" table:style-name="ce12">
            <text:p>Selite</text:p>
          </table:table-cell>
          <table:table-cell office:value-type="string" table:style-name="ce11">
            <text:p>Otsikko</text:p>
          </table:table-cell>
          <table:table-cell office:value-type="string" table:style-name="ce12">
            <text:p>Selite</text:p>
          </table:table-cell>
          <table:table-cell office:value-type="string" table:style-name="ce10">
            <text:p>Otsikko</text:p>
          </table:table-cell>
          <table:table-cell office:value-type="string" table:style-name="ce10">
            <text:p>Selit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tb_scale_0-</text:p>
          </table:table-cell>
          <table:table-cell office:value-type="string" table:style-name="ce8">
            <text:p>Erittäin helppo ura</text:p>
          </table:table-cell>
          <table:table-cell office:value-type="string" table:style-name="ce7">
            <text:p>Sileät ulkoiluväylät ja metsäautotiet ym. Ei vaadi mitään maastoajotaitoja ja on ajettavissa katupyörälläkin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Erittäin helppo ura</text:p>
          </table:table-cell>
          <table:table-cell office:value-type="string" table:style-name="ce4">
            <text:p>Sileät ulkoiluväylät ja metsäautotiet ym. Ei vaadi mitään maastoajotaitoja ja on ajettavissa katupyörälläki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0</text:p>
          </table:table-cell>
          <table:table-cell office:value-type="string" table:style-name="ce8">
            <text:p>Helppo ura</text:p>
          </table:table-cell>
          <table:table-cell office:value-type="string" table:style-name="ce7">
            <text:p>Neulaspolku tai vastaava tasainen helppo ura, jossa niukalti kiviä tai juuria. Ei vaadi erityisiä maastoajotaitoja, on aloittelijallekin miellyttävää ja menee cyclollakin huolett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Helppo ura</text:p>
          </table:table-cell>
          <table:table-cell office:value-type="string" table:style-name="ce4">
            <text:p>Neulaspolku tai vastaava tasainen helppo ura, jossa niukalti kiviä tai juuria. Ei vaadi erityisiä maastoajotaitoja, on aloittelijallekin miellyttävää ja menee cyclollakin huolett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1</text:p>
          </table:table-cell>
          <table:table-cell office:value-type="string" table:style-name="ce8">
            <text:p>Keskivaikea ura</text:p>
          </table:table-cell>
          <table:table-cell office:value-type="string" table:style-name="ce7">
            <text:p>Pieniä kiviä tai juuria. Esteet kuitenkin pääosin ylitettävissä maasturilla kiertämättä. Maasturilla perustaidoilla pääosin hyvin ajettavaa, aloittelija voi kuitenkin paikoin joutua jalkautumaan. Menee vielä cyclollakin osaavalla kuskill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Keskivaikea ura</text:p>
          </table:table-cell>
          <table:table-cell office:value-type="string" table:style-name="ce4">
            <text:p>Pieniä kiviä tai juuria. Esteet kuitenkin pääosin ylitettävissä maasturilla kiertämättä. Maasturilla perustaidoilla pääosin hyvin ajettavaa, aloittelija voi kuitenkin paikoin joutua jalkautumaan. Menee vielä cyclollakin osaavalla kuskill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2</text:p>
          </table:table-cell>
          <table:table-cell office:value-type="string" table:style-name="ce8">
            <text:p>Vaikea ura</text:p>
          </table:table-cell>
          <table:table-cell office:value-type="string" table:style-name="ce7">
            <text:p>Isompia kiviä ja juuria. Pienempiä pudotuksia voi löytyä. Vaatii keskittymistä jo kokeneemmiltakin ja ylämäkeen sekä etenkään märällä ei mene valtaosalta ihan heittämällä. Cyclo kulkee olall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Vaikea ura</text:p>
          </table:table-cell>
          <table:table-cell office:value-type="string" table:style-name="ce4">
            <text:p>Isompia kiviä ja juuria. Pienempiä pudotuksia voi löytyä. Vaatii keskittymistä jo kokeneemmiltakin ja ylämäkeen sekä etenkään märällä ei mene valtaosalta ihan heittämällä. Cyclo kulkee olall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3</text:p>
          </table:table-cell>
          <table:table-cell office:value-type="string" table:style-name="ce8">
            <text:p>Erittäin vaikea ura</text:p>
          </table:table-cell>
          <table:table-cell office:value-type="string" table:style-name="ce7">
            <text:p>Paljon isoja kiviä, juuria sekä muita esteitä. Isoja pudotuksia ja vaativia mäkiä. Lähes mahdoton ajaa ylämäkeen. Vaatii kokeneemmiltakin tiukkaa keskittymistä ja on hidas ajaa. Aloittelijat tunkkaavat liki tauotta. vaus]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Erittäin vaikea ura</text:p>
          </table:table-cell>
          <table:table-cell office:value-type="string" table:style-name="ce4">
            <text:p>Paljon isoja kiviä, juuria sekä muita esteitä. Isoja pudotuksia ja vaativia mäkiä. Lähes mahdoton ajaa ylämäkeen. Vaatii kokeneemmiltakin tiukkaa keskittymistä ja on hidas ajaa. Aloittelijat tunkkaavat liki tauotta. vaus]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4</text:p>
          </table:table-cell>
          <table:table-cell office:value-type="string" table:style-name="ce8">
            <text:p>Erittäin (2x) vaikea ura</text:p>
          </table:table-cell>
          <table:table-cell office:value-type="string" table:style-name="ce7">
            <text:p>Erittäin vaikea isojen esteiden ja korkeuserojen takia, vaatii poikkeuksellisia trials-tyyppisiä taitoja että pyörällä pääsee ajamalla edes hyvin hitaasti. Polkujuoksuunkin hyvin hidasta juostava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Erittäin (2x) vaikea ura</text:p>
          </table:table-cell>
          <table:table-cell office:value-type="string" table:style-name="ce4">
            <text:p>Erittäin vaikea isojen esteiden ja korkeuserojen takia, vaatii poikkeuksellisia trials-tyyppisiä taitoja että pyörällä pääsee ajamalla edes hyvin hitaasti. Polkujuoksuunkin hyvin hidasta juostava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5</text:p>
          </table:table-cell>
          <table:table-cell office:value-type="string" table:style-name="ce8">
            <text:p>Lähes mahdoton ura</text:p>
          </table:table-cell>
          <table:table-cell office:value-type="string" table:style-name="ce7">
            <text:p>Käytännössä lähes kaikille ajokelvotonta suurten esteiden, korkeuserojen ja mutkittelun takia. Teoriassa kuitenkin riittävin taidoin ajettaviss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Lähes mahdoton ura</text:p>
          </table:table-cell>
          <table:table-cell office:value-type="string" table:style-name="ce4">
            <text:p>Käytännössä lähes kaikille ajokelvotonta suurten esteiden, korkeuserojen ja mutkittelun takia. Teoriassa kuitenkin riittävin taidoin ajettaviss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scale_6</text:p>
          </table:table-cell>
          <table:table-cell office:value-type="string" table:style-name="ce8">
            <text:p>Ajokelvoton ura</text:p>
          </table:table-cell>
          <table:table-cell office:value-type="string" table:style-name="ce7">
            <text:p>Ei ajettavissa taidoista riippumatta esimerkiksi pitkien pystysuorien pudotusten tai suurten, tiheään sijaitsevien esteiden vuoksi. Jalankin vaatii keskittymistä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4">
            <text:p>Ajokelvoton ura</text:p>
          </table:table-cell>
          <table:table-cell office:value-type="string" table:style-name="ce4">
            <text:p>Ei ajettavissa taidoista riippumatta esimerkiksi pitkien pystysuorien pudotusten tai suurten, tiheään sijaitsevien esteiden vuoksi. Jalankin vaatii keskittymistä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dth_all</text:p>
          </table:table-cell>
          <table:table-cell office:value-type="string" table:style-name="ce8">
            <text:p>Uran leveys</text:p>
          </table:table-cell>
          <table:table-cell office:value-type="string" table:style-name="ce7">
            <text:p>Uran ajettava leveys sille merkityn vaikeusasteen puitteissa. Ei välttämättä vastaa täsmällisesti kulumajälkeä maassa.</text:p>
          </table:table-cell>
          <table:table-cell office:value-type="string" table:style-name="ce8">
            <text:p>Uran leveys</text:p>
          </table:table-cell>
          <table:table-cell office:value-type="string" table:style-name="ce7">
            <text:p>Uran ajettava (kesä)leveys sille merkityn vaikeusasteen puitteissa. Ei välttämättä vastaa täsmällisesti kulumajälkeä maassa.</text:p>
          </table:table-cell>
          <table:table-cell office:value-type="string" table:style-name="ce1">
            <text:p>Uran leveys</text:p>
          </table:table-cell>
          <table:table-cell office:value-type="string" table:style-name="ce1">
            <text:p>Uran ajettava leveys sille merkityn vaikeusasteen puitteissa. Ei välttämättä vastaa täsmällisesti kulumajälkeä maass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dth_-0.6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Alle 0,6 m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Alle 0,6 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dth_0.6-0.9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Vähintään 0,6 m, alle 0,9 m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Alle 1,8 m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Vähintään 0,6 m, alle 0,9 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dth_0.9-1.8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Vähintään 0,9 m, alle 1,8 m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Vähintään 0,9 m, alle 1,8 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dth_1.8-track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Vähintään 1,8 m tai väylätyyppi track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Vähintään 1,8 m tai väylätyyppi track. Talvella ajettava leveys ei välttämättä vastaa väylän nimellistä (kesä)leveyttä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Vähintään 1,8 m tai väylätyyppi trac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il_visibility_all</text:p>
          </table:table-cell>
          <table:table-cell office:value-type="string" table:style-name="ce8">
            <text:p>Uran erottuvuus</text:p>
          </table:table-cell>
          <table:table-cell office:value-type="string" table:style-name="ce7">
            <text:p>Uran arvioitu (pitkän aikavälin) erottuvuus ympäröivästä maastosta. Eritelty vain alle 1,8 m urilla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Uran erottuvuus</text:p>
          </table:table-cell>
          <table:table-cell office:value-type="string" table:style-name="ce1">
            <text:p>Uran arvioitu (pitkän aikavälin) erottuvuus ympäröivästä maastosta. Eritelty vain alle 1,8 m urill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il_visibility_bad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Erottuu heikosti tai pysyvyys epävarmaa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Erottuu heikosti tai pysyvyys epävarma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il_visibility_good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Erottuu hyvin ja on selkeästi pysyvä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Erottuu hyvin ja on selkeästi pysyvä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rface_mud</text:p>
          </table:table-cell>
          <table:table-cell office:value-type="string" table:style-name="ce8">
            <text:p>Märkä tai soinen ura</text:p>
          </table:table-cell>
          <table:table-cell office:value-type="string" table:style-name="ce7">
            <text:p>Ura merkittävän märkä aina tai kausittain. Ajo voi olla haastavaa muulla kuin läskipyörällä, pahimmillaan silläkin.</text:p>
          </table:table-cell>
          <table:table-cell office:value-type="string" table:style-name="ce8">
            <text:p>Märkä tai soinen ura</text:p>
          </table:table-cell>
          <table:table-cell office:value-type="string" table:style-name="ce7">
            <text:p>Ura merkittävän märkä aina tai kausittain. Talvella mahdollisesti jäässä. Sulana ajo voi olla haastavaa muulla kuin läskipyörällä, pahimmillaan silläkin.</text:p>
          </table:table-cell>
          <table:table-cell office:value-type="string" table:style-name="ce1">
            <text:p>Märkä tai soinen ura</text:p>
          </table:table-cell>
          <table:table-cell office:value-type="string" table:style-name="ce1">
            <text:p>Ura merkittävän märkä aina tai kausittain. Ajo voi olla haastavaa muulla kuin läskipyörällä, pahimmillaan silläki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stacle_vegetation</text:p>
          </table:table-cell>
          <table:table-cell office:value-type="string" table:style-name="ce8">
            <text:p>Tiheää kasvillisuutta</text:p>
          </table:table-cell>
          <table:table-cell office:value-type="string" table:style-name="ce7">
            <text:p>Uralla häiritsevän paljon kasvillisuutta joko ympäri vuoden tai ainakin kesällä. Pahimmillaan estää ajamisen ja juokseminenkin voi olla epämiellyttävää.</text:p>
          </table:table-cell>
          <table:table-cell office:value-type="string" table:style-name="ce8">
            <text:p>Tiheää kasvillisuutta</text:p>
          </table:table-cell>
          <table:table-cell office:value-type="string" table:style-name="ce7">
            <text:p>Uralla häiritsevän paljon kasvillisuutta joko ympäri vuoden tai ainakin kesällä. Pahimmillaan estää ajamisen ja juokseminenkin voi olla epämiellyttävää.</text:p>
          </table:table-cell>
          <table:table-cell office:value-type="string" table:style-name="ce1">
            <text:p>Tiheää kasvillisuutta</text:p>
          </table:table-cell>
          <table:table-cell office:value-type="string" table:style-name="ce1">
            <text:p>Uralla häiritsevän paljon kasvillisuutta joko ympäri vuoden tai ainakin kesällä. Pahimmillaan estää ajamisen ja juokseminenkin voi olla epämiellyttävää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cycle_no</text:p>
          </table:table-cell>
          <table:table-cell office:value-type="string" table:style-name="ce8">
            <text:p>Pyörällä ajo kielletty</text:p>
          </table:table-cell>
          <table:table-cell office:value-type="string" table:style-name="ce7">
            <text:p>Pyörällä ajo kielletty esim. luonnonsuojelualueen sääntöjen takia. Yleensä kuljettavissa jalan huomioiden jokaisenoikeudet mm. pihojen suhteen.</text:p>
          </table:table-cell>
          <table:table-cell table:style-name="ce8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1">
            <text:p>access_no</text:p>
          </table:table-cell>
          <table:table-cell office:value-type="string" table:style-name="ce8">
            <text:p>Kulku kielletty</text:p>
          </table:table-cell>
          <table:table-cell office:value-type="string" table:style-name="ce7">
            <text:p>Kulku ilman erillistä lupaa kielletty ympäri vuoden niin pyörällä kuin jalankin.</text:p>
          </table:table-cell>
          <table:table-cell office:value-type="string" table:style-name="ce8">
            <text:p>Kulku kielletty</text:p>
          </table:table-cell>
          <table:table-cell office:value-type="string" table:style-name="ce7">
            <text:p>Kulku ilman erillistä lupaa kielletty ympäri vuoden niin pyörällä kuin jalankin.</text:p>
          </table:table-cell>
          <table:table-cell office:value-type="string" table:style-name="ce1">
            <text:p>Kulku kielletty</text:p>
          </table:table-cell>
          <table:table-cell office:value-type="string" table:style-name="ce1">
            <text:p>Kulku ilman erillistä lupaa kielletty ympäri vuoden niin pyörällä kuin jalanki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cycle_discouraged</text:p>
          </table:table-cell>
          <table:table-cell office:value-type="string" table:style-name="ce8">
            <text:p>Pyörällä ajo ei suotavaa</text:p>
          </table:table-cell>
          <table:table-cell office:value-type="string" table:style-name="ce7">
            <text:p>Pyörällä ajo ei suotavaa, vaikkakin jokaisenoikeuden puitteissa sallittua. Kuljettavissa jalan, jos ei erikseen merkitty toisin (ks. merkintä “kulku ei suotavaa).</text:p>
          </table:table-cell>
          <table:table-cell office:value-type="string" table:style-name="ce8">
            <text:p>Pyörällä ajo ei suotavaa</text:p>
          </table:table-cell>
          <table:table-cell office:value-type="string" table:style-name="ce7">
            <text:p>Pyörällä ajo ei suotavaa, vaikkakin jokaisenoikeuden puitteissa sallittua. Kuljettavissa jalan, jos ei erikseen merkitty toisin (ks. merkintä “kulku ei suotavaa).</text:p>
          </table:table-cell>
          <table:table-cell office:value-type="string" table:style-name="ce1">
            <text:p>Pyörällä ajo ei suotavaa</text:p>
          </table:table-cell>
          <table:table-cell office:value-type="string" table:style-name="ce1">
            <text:p>Pyörällä ajo ei suotavaa, vaikkakin jokaisenoikeuden puitteissa sallittua. Kuljettavissa jalan, jos ei erikseen merkitty toisin (ks. merkintä “kulku ei suotavaa)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cess_discouraged</text:p>
          </table:table-cell>
          <table:table-cell office:value-type="string" table:style-name="ce8">
            <text:p>Kulku ei suotavaa</text:p>
          </table:table-cell>
          <table:table-cell office:value-type="string" table:style-name="ce7">
            <text:p>Kulku ei suotavaa pyörällä eikä jalan, vaikkakin jokaisenoikeuden puitteissa sallittua.</text:p>
          </table:table-cell>
          <table:table-cell office:value-type="string" table:style-name="ce8">
            <text:p>Kulku ei suotavaa</text:p>
          </table:table-cell>
          <table:table-cell office:value-type="string" table:style-name="ce7">
            <text:p>Kulku ei suotavaa pyörällä eikä jalan, vaikkakin jokaisenoikeuden puitteissa sallittua.</text:p>
          </table:table-cell>
          <table:table-cell office:value-type="string" table:style-name="ce1">
            <text:p>Kulku ei suotavaa</text:p>
          </table:table-cell>
          <table:table-cell office:value-type="string" table:style-name="ce1">
            <text:p>Kulku ei suotavaa pyörällä eikä jalan, vaikkakin jokaisenoikeuden puitteissa sallittu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exit_way</text:p>
          </table:table-cell>
          <table:table-cell office:value-type="string" table:style-name="ce8">
            <text:p>Umpikuja</text:p>
          </table:table-cell>
          <table:table-cell office:value-type="string" table:style-name="ce7">
            <text:p>Ura johtaa vain umpikujaan. Jatkaminen saattaa olla mahdollista, mutta erottuva väylä päättyy.</text:p>
          </table:table-cell>
          <table:table-cell office:value-type="string" table:style-name="ce8">
            <text:p>Umpikuja</text:p>
          </table:table-cell>
          <table:table-cell office:value-type="string" table:style-name="ce7">
            <text:p>Ura johtaa vain umpikujaan. Jatkaminen saattaa olla mahdollista, mutta erottuva väylä päättyy.</text:p>
          </table:table-cell>
          <table:table-cell office:value-type="string" table:style-name="ce1">
            <text:p>Umpikuja</text:p>
          </table:table-cell>
          <table:table-cell office:value-type="string" table:style-name="ce1">
            <text:p>Ura johtaa vain umpikujaan. Jatkaminen saattaa olla mahdollista, mutta erottuva väylä päätty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ycleway_all</text:p>
          </table:table-cell>
          <table:table-cell office:value-type="string" table:style-name="ce8">
            <text:p>Pyörätie</text:p>
          </table:table-cell>
          <table:table-cell office:value-type="string" table:style-name="ce7">
            <text:p>Pyörätie tai kevyen liikenteen väylä. Oletuksena myös jalankulku sallittu. Vain pyöräilyn sallivia väyliä ei eritelty.</text:p>
          </table:table-cell>
          <table:table-cell office:value-type="string" table:style-name="ce8">
            <text:p>Pyörätie</text:p>
          </table:table-cell>
          <table:table-cell office:value-type="string" table:style-name="ce7">
            <text:p>Pyörätie tai kevyen liikenteen väylä. Oletuksena myös jalankulku sallittu. Vain pyöräilyn sallivia väyliä ei eritelty.</text:p>
          </table:table-cell>
          <table:table-cell office:value-type="string" table:style-name="ce1">
            <text:p>Pyörätie</text:p>
          </table:table-cell>
          <table:table-cell office:value-type="string" table:style-name="ce1">
            <text:p>Pyörätie tai kevyen liikenteen väylä. Oletuksena myös jalankulku sallittu. Vain pyöräilyn sallivia väyliä ei eritelt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ycleway_unpaved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Ei kestopäällystettä</text:p>
          </table:table-cell>
          <table:table-cell office:value-type="string" table:style-name="ce8">
            <text:p>–</text:p>
          </table:table-cell>
          <table:table-cell office:value-type="string" table:style-name="ce9">
            <text:p>Ei kestopäällystettä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Ei kestopäällystettä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ycleway_unknown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Päällyste tuntematon</text:p>
          </table:table-cell>
          <table:table-cell office:value-type="string" table:style-name="ce8">
            <text:p>–</text:p>
          </table:table-cell>
          <table:table-cell office:value-type="string" table:style-name="ce9">
            <text:p>Päällyste tuntematon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Päällyste tuntemat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ycleway_paved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Kestopäällyste</text:p>
          </table:table-cell>
          <table:table-cell office:value-type="string" table:style-name="ce8">
            <text:p>–</text:p>
          </table:table-cell>
          <table:table-cell office:value-type="string" table:style-name="ce9">
            <text:p>Kestopäällyste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Kestopäällys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ootway_all</text:p>
          </table:table-cell>
          <table:table-cell office:value-type="string" table:style-name="ce8">
            <text:p>Jalkakäytävä</text:p>
          </table:table-cell>
          <table:table-cell office:value-type="string" table:style-name="ce7">
            <text:p>Ensisijaisesti tai ainoastaan jalankulkuun tarkoitettu kevyen liikenteen väylä.<text:s/></text:p>
          </table:table-cell>
          <table:table-cell office:value-type="string" table:style-name="ce8">
            <text:p>Jalkakäytävä</text:p>
          </table:table-cell>
          <table:table-cell office:value-type="string" table:style-name="ce7">
            <text:p>Ensisijaisesti tai ainoastaan jalankulkuun tarkoitettu kevyen liikenteen väylä.<text:s/></text:p>
          </table:table-cell>
          <table:table-cell office:value-type="string" table:style-name="ce1">
            <text:p>Jalkakäytävä</text:p>
          </table:table-cell>
          <table:table-cell office:value-type="string" table:style-name="ce1">
            <text:p>Ensisijaisesti tai ainoastaan jalankulkuun tarkoitettu kevyen liikenteen väylä.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paved_mtb</text:p>
          </table:table-cell>
          <table:table-cell office:value-type="string" table:style-name="ce8">
            <text:p>Tie, kestopäällyste tai päällyste ei tiedossa</text:p>
          </table:table-cell>
          <table:table-cell office:value-type="string" table:style-name="ce7">
            <text:p>Ajouraa isommat tiet, joilla oletusarvoisesti autolla ajo mahdollista ja sallittu. Pyöräily ja jalankulku oletusarvoisesti sallittu muutoin kuin moottoritiellä.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paved_talvi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Tie, kestopäällyste tai päällyste ei tiedossa</text:p>
          </table:table-cell>
          <table:table-cell office:value-type="string" table:style-name="ce7">
            <text:p>Ajouraa isommat tiet, joilla oletusarvoisesti autolla ajo mahdollista ja sallittu. Pyöräily ja jalankulku oletusarvoisesti sallittu muutoin kuin moottoritiellä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paved_gravel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Tie, kestopäällyste tai päällyste ei tiedossa</text:p>
          </table:table-cell>
          <table:table-cell office:value-type="string" table:style-name="ce1">
            <text:p>Ajouraa isommat tiet, joilla oletusarvoisesti autolla ajo mahdollista ja sallittu. Pyöräily ja jalankulku oletusarvoisesti sallittu muutoin kuin moottoritiellä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unpaved_all</text:p>
          </table:table-cell>
          <table:table-cell office:value-type="string" table:style-name="ce8">
            <text:p>Tie, ei kestopäällystettä</text:p>
          </table:table-cell>
          <table:table-cell office:value-type="string" table:style-name="ce7">
            <text:p>Ajouraa isommat tiet, joilla oletusarvoisesti autolla ajo mahdollista ja sallittu. Pyöräily ja jalankulku oletusarvoisesti sallittu.</text:p>
          </table:table-cell>
          <table:table-cell office:value-type="string" table:style-name="ce8">
            <text:p>Tie, ei kestopäällystettä</text:p>
          </table:table-cell>
          <table:table-cell office:value-type="string" table:style-name="ce7">
            <text:p>Ajouraa isommat tiet, joilla oletusarvoisesti autolla ajo mahdollista ja sallittu. Pyöräily ja jalankulku oletusarvoisesti sallittu.</text:p>
          </table:table-cell>
          <table:table-cell office:value-type="string" table:style-name="ce1">
            <text:p>Tie, ei kestopäällystettä</text:p>
          </table:table-cell>
          <table:table-cell office:value-type="string" table:style-name="ce1">
            <text:p>Ajouraa isommat tiet, joilla oletusarvoisesti autolla ajo mahdollista ja sallittu. Pyöräily ja jalankulku oletusarvoisesti sallittu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unpaved_fast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Sujuva ajettava, kova ja tasain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unpaved_medium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Kohtuullinen ajettava tai ei tarkkaa tieto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ad_unpaved_slow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Hidas ajettava, pehmeä ja/tai epätasain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ter_groomed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Hoidettu ura</text:p>
          </table:table-cell>
          <table:table-cell office:value-type="string" table:style-name="ce7">
            <text:p>Uraa hoidetaan talvikaudella säännöllisesti. Pyöräily ja jalankulku sallittu. Oletusarvoisesti lähes aina kuljettavissa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ter_fast_open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Nopeasti aukeava ura</text:p>
          </table:table-cell>
          <table:table-cell office:value-type="string" table:style-name="ce7">
            <text:p>Uraa ei varsinaisesti hoideta, mutta sillä kuljetaan runsaasti. Tavallisesti tallautuu nopeasti kuljettavaksi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ter_medium_open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Melko nopeasti aukeava ura</text:p>
          </table:table-cell>
          <table:table-cell office:value-type="string" table:style-name="ce7">
            <text:p>Uralla kuljetaan melko runsaasti. Tavallisesti tallautuu melko nopeasti kuljettavaksi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ter_slow_open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Hitaasti aukeava ura</text:p>
          </table:table-cell>
          <table:table-cell office:value-type="string" table:style-name="ce7">
            <text:p>Uralla kuljetaan melko vähän. Tavallisesti tallautuu kuitenkin jossain vaiheessa kuljettavaksi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tb_winter_no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Pyörällä ajo ja jalankulku kielletty</text:p>
          </table:table-cell>
          <table:table-cell office:value-type="string" table:style-name="ce7">
            <text:p>Pyörällä ajo ja jalankulku kielletty talvikaudella. Tavallisesti kyseessä on latupohja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ste_skiing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Latupohja</text:p>
          </table:table-cell>
          <table:table-cell office:value-type="string" table:style-name="ce7">
            <text:p>Pyörällä ajo ja jalankulku kielletty talvikaudella. Pyörällä ajon ja jalankulun sallivat väylät piirtyvät hoidetun uran merkinnällä (ks. yllä)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ste_ice_skating</text:p>
          </table:table-cell>
          <table:table-cell office:value-type="string" table:style-name="ce8">
            <text:p>–</text:p>
          </table:table-cell>
          <table:table-cell office:value-type="string" table:style-name="ce7">
            <text:p>–</text:p>
          </table:table-cell>
          <table:table-cell office:value-type="string" table:style-name="ce8">
            <text:p>Luistelureitti</text:p>
          </table:table-cell>
          <table:table-cell office:value-type="string" table:style-name="ce7">
            <text:p>Hoidettu (retki)luistelureitti. Pyörällä ajo ja/tai jalankulku voivat olla kiellettyjä tai sallittuja.</text:p>
          </table:table-cell>
          <table:table-cell office:value-type="string" table:style-name="ce1">
            <text:p>–</text:p>
          </table:table-cell>
          <table:table-cell office:value-type="string" table:style-name="ce1">
            <text:p>–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xme_continue</text:p>
          </table:table-cell>
          <table:table-cell office:value-type="string" table:style-name="ce8">
            <text:p>Ura jatkuu</text:p>
          </table:table-cell>
          <table:table-cell office:value-type="string" table:style-name="ce7">
            <text:p>Ura vaikuttaa jatkuvan merkin jälkeen, mutta sitä ei ole vielä kartoitettu pidemmälle.</text:p>
          </table:table-cell>
          <table:table-cell office:value-type="string" table:style-name="ce8">
            <text:p>Ura jatkuu</text:p>
          </table:table-cell>
          <table:table-cell office:value-type="string" table:style-name="ce7">
            <text:p>Ura vaikuttaa jatkuvan merkin jälkeen, mutta sitä ei ole vielä kartoitettu pidemmälle.</text:p>
          </table:table-cell>
          <table:table-cell office:value-type="string" table:style-name="ce1">
            <text:p>Ura jatkuu</text:p>
          </table:table-cell>
          <table:table-cell office:value-type="string" table:style-name="ce1">
            <text:p>Ura vaikuttaa jatkuvan merkin jälkeen, mutta sitä ei ole vielä kartoitettu pidemmäll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xme</text:p>
          </table:table-cell>
          <table:table-cell office:value-type="string" table:style-name="ce8">
            <text:p>Mahdollinen virhe kartassa</text:p>
          </table:table-cell>
          <table:table-cell office:value-type="string" table:style-name="ce7">
            <text:p>Kartan pohjana toimivan OpenStreetMap-datan oikeellisuus kyseisessä kohtaa tulisi tarkastaa.</text:p>
          </table:table-cell>
          <table:table-cell office:value-type="string" table:style-name="ce8">
            <text:p>Mahdollinen virhe kartassa</text:p>
          </table:table-cell>
          <table:table-cell office:value-type="string" table:style-name="ce7">
            <text:p>Kartan pohjana toimivan OpenStreetMap-datan oikeellisuus kyseisessä kohtaa tulisi tarkastaa.</text:p>
          </table:table-cell>
          <table:table-cell office:value-type="string" table:style-name="ce1">
            <text:p>Mahdollinen virhe kartassa</text:p>
          </table:table-cell>
          <table:table-cell office:value-type="string" table:style-name="ce1">
            <text:p>Kartan pohjana toimivan OpenStreetMap-datan oikeellisuus kyseisessä kohtaa tulisi tarkasta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exit_node</text:p>
          </table:table-cell>
          <table:table-cell office:value-type="string" table:style-name="ce8">
            <text:p>Ura päättyy</text:p>
          </table:table-cell>
          <table:table-cell office:value-type="string" table:style-name="ce7">
            <text:p>Ura päättyy tai jatkaminen on kiellettyä. Jos ei kiellettyä, jatkaminen saattaa olla mahdollista, mutta erottuva väylä päättyy.</text:p>
          </table:table-cell>
          <table:table-cell office:value-type="string" table:style-name="ce8">
            <text:p>Ura päättyy</text:p>
          </table:table-cell>
          <table:table-cell office:value-type="string" table:style-name="ce7">
            <text:p>Ura päättyy tai jatkaminen on kiellettyä. Jos ei kiellettyä, jatkaminen saattaa olla mahdollista, mutta erottuva väylä päättyy.</text:p>
          </table:table-cell>
          <table:table-cell office:value-type="string" table:style-name="ce1">
            <text:p>Ura päättyy</text:p>
          </table:table-cell>
          <table:table-cell office:value-type="string" table:style-name="ce1">
            <text:p>Ura päättyy tai jatkaminen on kiellettyä. Jos ei kiellettyä, jatkaminen saattaa olla mahdollista, mutta erottuva väylä päätty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stacle_fallen_tree</text:p>
          </table:table-cell>
          <table:table-cell office:value-type="string" table:style-name="ce8">
            <text:p>Kaatunut puu uralla</text:p>
          </table:table-cell>
          <table:table-cell office:value-type="string" table:style-name="ce7">
            <text:p>Uralle kaatunut puu, joka haittaa merkittävästi etenemistä.</text:p>
          </table:table-cell>
          <table:table-cell office:value-type="string" table:style-name="ce8">
            <text:p>Kaatunut puu uralla</text:p>
          </table:table-cell>
          <table:table-cell office:value-type="string" table:style-name="ce7">
            <text:p>Uralle kaatunut puu, joka haittaa merkittävästi etenemistä.</text:p>
          </table:table-cell>
          <table:table-cell office:value-type="string" table:style-name="ce1">
            <text:p>Kaatunut puu uralla</text:p>
          </table:table-cell>
          <table:table-cell office:value-type="string" table:style-name="ce1">
            <text:p>Uralle kaatunut puu, joka haittaa merkittävästi etenemistä.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Sheet1.A2:Sheet1.G4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Tapio Kaasalainen (TAU)</meta:initial-creator>
    <dc:creator>Tapio Kaasalainen (TAU)</dc:creator>
    <meta:creation-date>2024-03-13T15:20:41Z</meta:creation-date>
    <dc:date>2024-03-13T15:52:53Z</dc:date>
  </office:meta>
</office:document-meta>
</file>